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76c" officeooo:paragraph-rsid="0010776c"/>
    </style:style>
    <style:style style:name="P2" style:family="paragraph" style:parent-style-name="Standard">
      <style:text-properties officeooo:rsid="0010776c" officeooo:paragraph-rsid="001077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st-launch-1.0 filesrc location=Big.mp4 ! decodebin <text:s/>! videoconvert ! coloreffects preset=yellowblue ! videoconvert ! Autovideosink</text:p>
      <text:p text:style-name="P1"/>
      <text:p text:style-name="P1">gst-launch-1.0 filesrc location=Big.mp4 ! decodebin ! videoconvert ! <text:s/>edgetv ! videoconvert ! autovideos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44:49.564744646</meta:creation-date>
    <dc:date>2018-04-26T18:56:13.189593839</dc:date>
    <meta:editing-duration>PT8H53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7" meta:character-count="238" meta:non-whitespace-character-count="211"/>
  </office:meta>
</office:document-meta>
</file>